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1.344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1" table:default-cell-style-name="Default"/>
        <table:table-row table:style-name="ro1">
          <table:table-cell office:value-type="string" calcext:value-type="string">
            <text:p>instancias</text:p>
          </table:table-cell>
          <table:table-cell office:value-type="string" calcext:value-type="string">
            <text:p>óptimo</text:p>
          </table:table-cell>
          <table:table-cell table:style-name="ce1" office:value-type="string" calcext:value-type="string" table:number-columns-spanned="41" table:number-rows-spanned="1">
            <text:p>ruta óptima</text:p>
          </table:table-cell>
          <table:covered-table-cell table:number-columns-repeated="40"/>
        </table:table-row>
        <table:table-row table:style-name="ro1">
          <table:table-cell office:value-type="string" calcext:value-type="string">
            <text:p>n20w120.001.txt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20.002.txt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20.003.txt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20.004.txt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20.005.txt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40.001.txt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40.002.txt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40.003.txt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40.004.txt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40.005.txt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60.001.txt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60.002.txt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60.003.txt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60.004.txt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60.005.txt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80.001.txt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80.002.txt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80.003.txt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80.004.txt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180.005.txt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200.001.txt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200.002.txt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200.003.txt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200.004.txt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20w200.005.txt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40w120.001.txt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40w120.002.txt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40w120.003.txt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40w120.004.txt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40w120.005.txt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40w140.001.txt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40w140.002.txt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40w140.003.txt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40w140.004.txt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40w140.005.txt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40w160.001.txt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40w160.002.txt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40w160.003.txt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40w160.004.txt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40w160.005.txt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40w180.001.txt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40w180.002.txt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40w180.003.txt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40w180.004.txt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40w180.005.txt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40w200.001.txt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40w200.002.txt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40w200.003.txt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40w200.004.txt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40w200.005.txt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6:06:41.957372062</meta:creation-date>
    <dc:date>2022-07-05T16:48:31.372992817</dc:date>
    <meta:editing-duration>PT8M9S</meta:editing-duration>
    <meta:editing-cycles>2</meta:editing-cycles>
    <meta:generator>LibreOffice/7.3.4.2$Linux_X86_64 LibreOffice_project/30$Build-2</meta:generator>
    <meta:document-statistic meta:table-count="1" meta:cell-count="1653" meta:object-count="0"/>
  </office:meta>
</office:document-meta>
</file>